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3.15cm" fo:min-width="6.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5.338cm" fo:min-width="8.621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59cm" fo:min-width="8.6cm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89cm"/>
    </style:style>
    <style:style style:name="gr6" style:family="graphic" style:parent-style-name="standard">
      <style:graphic-properties draw:stroke="none" svg:stroke-color="#000000" draw:fill="none" draw:fill-color="#ffffff" fo:min-height="0.5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/>
    </style:style>
    <style:style style:name="gr8" style:family="graphic" style:parent-style-name="standard">
      <style:graphic-properties svg:stroke-color="#b2b2b2" draw:fill-color="#ffffff" draw:opacity="0%" draw:opacity-name="" draw:textarea-horizontal-align="justify" draw:textarea-vertical-align="middle" draw:auto-grow-height="false" fo:min-height="2.368cm" fo:min-width="7.06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fo:min-height="0.3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5cm" fo:min-width="0cm"/>
    </style:style>
    <style:style style:name="gr13" style:family="graphic" style:parent-style-name="standard">
      <style:graphic-properties draw:stroke="none" svg:stroke-color="#000000" draw:fill="none" draw:fill-color="#ffffff" fo:min-height="0.495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3.15cm" fo:min-width="5.2cm"/>
    </style:style>
    <style:style style:name="gr15" style:family="graphic" style:parent-style-name="standard">
      <style:graphic-properties svg:stroke-color="#b2b2b2" draw:fill-color="#ffffff" draw:opacity="0%" draw:opacity-name="" draw:textarea-horizontal-align="justify" draw:textarea-vertical-align="middle" draw:auto-grow-height="false" fo:min-height="3.004cm" fo:min-width="4.94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-color="#ffffff" draw:opacity="0%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7.1cm" svg:height="3.4cm" svg:x="2.6cm" svg:y="1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2.897cm" svg:height="7.9cm" svg:x="9.303cm" svg:y="8.6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9.1cm" svg:height="2.84cm" svg:x="11.2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9.691cm" svg:y1="16.553cm" svg:x2="21.809cm" svg:y2="16.468cm">
          <text:p/>
        </draw:line>
        <draw:line draw:style-name="gr4" draw:text-style-name="P2" draw:layer="layout" svg:x1="11.2cm" svg:y1="8.4cm" svg:x2="7.418cm" svg:y2="13.997cm">
          <text:p/>
        </draw:line>
        <draw:line draw:style-name="gr4" draw:text-style-name="P2" draw:layer="layout" svg:x1="20.3cm" svg:y1="8.3cm" svg:x2="24.097cm" svg:y2="13.912cm">
          <text:p/>
        </draw:line>
        <draw:frame draw:style-name="gr5" draw:text-style-name="P4" draw:layer="layout" svg:width="3.9cm" svg:height="0.839cm" svg:x="11.2cm" svg:y="8cm">
          <draw:text-box>
            <text:p text:style-name="P3"><text:span text:style-name="T1">eth1 172.16.12.11/24</text:span></text:p>
          </draw:text-box>
        </draw:frame>
        <draw:frame draw:style-name="gr6" draw:text-style-name="P4" draw:layer="layout" svg:width="4.2cm" svg:height="0.8cm" svg:x="16.6cm" svg:y="8cm">
          <draw:text-box>
            <text:p text:style-name="P3"><text:span text:style-name="T1">eth2 172.16.16.11/24</text:span></text:p>
          </draw:text-box>
        </draw:frame>
        <draw:frame draw:style-name="gr7" draw:text-style-name="P5" draw:layer="layout" svg:width="3.368cm" svg:height="1.2cm" svg:x="13.983cm" svg:y="6.654cm">
          <draw:text-box>
            <text:p text:style-name="P2"><text:span text:style-name="T2">abr01</text:span></text:p>
            <text:p text:style-name="P2"><text:span text:style-name="T1">router-id 10.0.10.1</text:span></text:p>
          </draw:text-box>
        </draw:frame>
        <draw:custom-shape draw:style-name="gr8" draw:text-style-name="P6" draw:layer="layout" svg:width="10.7cm" svg:height="3.7cm" svg:x="10.4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2.297cm" svg:height="0.962cm" svg:x="14.703cm" svg:y="4.7cm">
          <draw:text-box>
            <text:p>area 1</text:p>
          </draw:text-box>
        </draw:frame>
        <draw:frame draw:style-name="gr10" draw:text-style-name="P7" draw:layer="layout" svg:width="2.297cm" svg:height="0.962cm" svg:x="14.603cm" svg:y="12.2cm">
          <draw:text-box>
            <text:p>area 0</text:p>
          </draw:text-box>
        </draw:frame>
        <draw:frame draw:style-name="gr11" draw:text-style-name="P4" draw:layer="layout" svg:width="2.9cm" svg:height="0.645cm" svg:x="14.4cm" svg:y="5.955cm">
          <draw:text-box>
            <text:p text:style-name="P3"><text:span text:style-name="T1">lo 1.1.1.1/32</text:span></text:p>
          </draw:text-box>
        </draw:frame>
        <draw:frame draw:style-name="gr12" draw:text-style-name="P4" draw:layer="layout" svg:width="1.637cm" svg:height="0.845cm" svg:x="9cm" svg:y="8.055cm">
          <draw:text-box>
            <text:p><text:span text:style-name="T1">cost 50</text:span></text:p>
          </draw:text-box>
        </draw:frame>
        <draw:frame draw:style-name="gr9" draw:text-style-name="P4" draw:layer="layout" svg:width="1.637cm" svg:height="0.645cm" svg:x="20.763cm" svg:y="8cm">
          <draw:text-box>
            <text:p><text:span text:style-name="T1">cost 50</text:span></text:p>
          </draw:text-box>
        </draw:frame>
        <draw:frame draw:style-name="gr9" draw:text-style-name="P4" draw:layer="layout" svg:width="1.637cm" svg:height="0.645cm" svg:x="5.7cm" svg:y="12.7cm">
          <draw:text-box>
            <text:p><text:span text:style-name="T1">cost 50</text:span></text:p>
          </draw:text-box>
        </draw:frame>
        <draw:frame draw:style-name="gr9" draw:text-style-name="P4" draw:layer="layout" svg:width="1.637cm" svg:height="0.645cm" svg:x="10.263cm" svg:y="16.9cm">
          <draw:text-box>
            <text:p><text:span text:style-name="T1">cost 50</text:span></text:p>
          </draw:text-box>
        </draw:frame>
        <draw:frame draw:style-name="gr9" draw:text-style-name="P4" draw:layer="layout" svg:width="1.637cm" svg:height="0.645cm" svg:x="19.863cm" svg:y="16.855cm">
          <draw:text-box>
            <text:p><text:span text:style-name="T1">cost 50</text:span></text:p>
          </draw:text-box>
        </draw:frame>
        <draw:frame draw:style-name="gr6" draw:text-style-name="P4" draw:layer="layout" svg:width="4.2cm" svg:height="0.8cm" svg:x="6cm" svg:y="16.4cm">
          <draw:text-box>
            <text:p text:style-name="P3"><text:span text:style-name="T1">eth2 172.16.20.12/24</text:span></text:p>
          </draw:text-box>
        </draw:frame>
        <draw:frame draw:style-name="gr5" draw:text-style-name="P4" draw:layer="layout" svg:width="3.9cm" svg:height="0.839cm" svg:x="5.9cm" svg:y="14.061cm">
          <draw:text-box>
            <text:p text:style-name="P3"><text:span text:style-name="T1">eth1 172.16.12.12/24</text:span></text:p>
          </draw:text-box>
        </draw:frame>
        <draw:frame draw:style-name="gr7" draw:text-style-name="P5" draw:layer="layout" svg:width="3.368cm" svg:height="1.2cm" svg:x="2.7cm" svg:y="14.038cm">
          <draw:text-box>
            <text:p text:style-name="P2"><text:span text:style-name="T2">abr02</text:span></text:p>
            <text:p text:style-name="P2"><text:span text:style-name="T1">router-id 10.0.20.1</text:span></text:p>
          </draw:text-box>
        </draw:frame>
        <draw:frame draw:style-name="gr9" draw:text-style-name="P7" draw:layer="layout" svg:width="2.297cm" svg:height="0.962cm" svg:x="2.603cm" svg:y="17.5cm">
          <draw:text-box>
            <text:p>area 2</text:p>
          </draw:text-box>
        </draw:frame>
        <draw:frame draw:style-name="gr13" draw:text-style-name="P4" draw:layer="layout" svg:width="2.9cm" svg:height="0.745cm" svg:x="2.9cm" svg:y="16.355cm">
          <draw:text-box>
            <text:p text:style-name="P3"><text:span text:style-name="T1">lo 5.5.5.5/32</text:span></text:p>
          </draw:text-box>
        </draw:frame>
        <draw:custom-shape draw:style-name="gr14" draw:text-style-name="P1" draw:layer="layout" svg:width="5.7cm" svg:height="3.4cm" svg:x="21.8cm" svg:y="1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4" draw:layer="layout" svg:width="1.637cm" svg:height="0.645cm" svg:x="24.263cm" svg:y="12.955cm">
          <draw:text-box>
            <text:p><text:span text:style-name="T1">cost 50</text:span></text:p>
          </draw:text-box>
        </draw:frame>
        <draw:frame draw:style-name="gr6" draw:text-style-name="P4" draw:layer="layout" svg:width="4.2cm" svg:height="0.8cm" svg:x="21.9cm" svg:y="16.4cm">
          <draw:text-box>
            <text:p text:style-name="P3"><text:span text:style-name="T1">eth2 172.16.20.12/24</text:span></text:p>
          </draw:text-box>
        </draw:frame>
        <draw:frame draw:style-name="gr5" draw:text-style-name="P4" draw:layer="layout" svg:width="3.9cm" svg:height="0.839cm" svg:x="22cm" svg:y="14.061cm">
          <draw:text-box>
            <text:p text:style-name="P3"><text:span text:style-name="T1">eth1 172.16.12.12/24</text:span></text:p>
          </draw:text-box>
        </draw:frame>
        <draw:frame draw:style-name="gr7" draw:text-style-name="P5" draw:layer="layout" svg:width="3.368cm" svg:height="1.2cm" svg:x="24.132cm" svg:y="15cm">
          <draw:text-box>
            <text:p text:style-name="P2"><text:span text:style-name="T2">br03</text:span></text:p>
            <text:p text:style-name="P2"><text:span text:style-name="T1">router-id 10.0.30.1</text:span></text:p>
          </draw:text-box>
        </draw:frame>
        <draw:custom-shape draw:style-name="gr15" draw:text-style-name="P6" draw:layer="layout" svg:width="7.7cm" svg:height="4.6cm" draw:transform="rotate (1.5707963267949) translate (1.5cm 19.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Обычный">
        <draw:custom-shape draw:style-name="gr1" draw:text-style-name="P1" draw:layer="layout" svg:width="7.1cm" svg:height="3.4cm" svg:x="2.6cm" svg:y="1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2.897cm" svg:height="7.9cm" svg:x="9.303cm" svg:y="8.6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9.1cm" svg:height="2.84cm" svg:x="11.2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9.691cm" svg:y1="16.553cm" svg:x2="21.809cm" svg:y2="16.468cm">
          <text:p/>
        </draw:line>
        <draw:line draw:style-name="gr4" draw:text-style-name="P2" draw:layer="layout" svg:x1="11.2cm" svg:y1="8.4cm" svg:x2="7.418cm" svg:y2="13.997cm">
          <text:p/>
        </draw:line>
        <draw:line draw:style-name="gr4" draw:text-style-name="P2" draw:layer="layout" svg:x1="20.3cm" svg:y1="8.3cm" svg:x2="24.097cm" svg:y2="13.912cm">
          <text:p/>
        </draw:line>
        <draw:frame draw:style-name="gr5" draw:text-style-name="P4" draw:layer="layout" svg:width="3.9cm" svg:height="0.839cm" svg:x="11.2cm" svg:y="8cm">
          <draw:text-box>
            <text:p text:style-name="P3"><text:span text:style-name="T1">eth1 172.16.12.11/24</text:span></text:p>
          </draw:text-box>
        </draw:frame>
        <draw:frame draw:style-name="gr6" draw:text-style-name="P4" draw:layer="layout" svg:width="4.2cm" svg:height="0.8cm" svg:x="16.6cm" svg:y="8cm">
          <draw:text-box>
            <text:p text:style-name="P3"><text:span text:style-name="T1">eth2 172.16.16.11/24</text:span></text:p>
          </draw:text-box>
        </draw:frame>
        <draw:frame draw:style-name="gr7" draw:text-style-name="P5" draw:layer="layout" svg:width="3.368cm" svg:height="1.2cm" svg:x="13.983cm" svg:y="6.654cm">
          <draw:text-box>
            <text:p text:style-name="P2"><text:span text:style-name="T2">abr01</text:span></text:p>
            <text:p text:style-name="P2"><text:span text:style-name="T1">router-id 10.0.10.1</text:span></text:p>
          </draw:text-box>
        </draw:frame>
        <draw:custom-shape draw:style-name="gr8" draw:text-style-name="P6" draw:layer="layout" svg:width="10.7cm" svg:height="3.7cm" svg:x="10.4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2.297cm" svg:height="0.962cm" svg:x="14.703cm" svg:y="4.7cm">
          <draw:text-box>
            <text:p>area 1</text:p>
          </draw:text-box>
        </draw:frame>
        <draw:frame draw:style-name="gr10" draw:text-style-name="P7" draw:layer="layout" svg:width="2.297cm" svg:height="0.962cm" svg:x="14.603cm" svg:y="12.2cm">
          <draw:text-box>
            <text:p>area 0</text:p>
          </draw:text-box>
        </draw:frame>
        <draw:frame draw:style-name="gr11" draw:text-style-name="P4" draw:layer="layout" svg:width="2.9cm" svg:height="0.645cm" svg:x="14.4cm" svg:y="5.955cm">
          <draw:text-box>
            <text:p text:style-name="P3"><text:span text:style-name="T1">lo 1.1.1.1/32</text:span></text:p>
          </draw:text-box>
        </draw:frame>
        <draw:frame draw:style-name="gr12" draw:text-style-name="P4" draw:layer="layout" svg:width="1.637cm" svg:height="0.845cm" svg:x="9cm" svg:y="8.055cm">
          <draw:text-box>
            <text:p><text:span text:style-name="T1">cost 50</text:span></text:p>
          </draw:text-box>
        </draw:frame>
        <draw:frame draw:style-name="gr9" draw:text-style-name="P4" draw:layer="layout" svg:width="1.637cm" svg:height="0.645cm" svg:x="20.763cm" svg:y="8cm">
          <draw:text-box>
            <text:p><text:span text:style-name="T1">cost 50</text:span></text:p>
          </draw:text-box>
        </draw:frame>
        <draw:frame draw:style-name="gr9" draw:text-style-name="P4" draw:layer="layout" svg:width="1.637cm" svg:height="0.645cm" svg:x="5.7cm" svg:y="12.7cm">
          <draw:text-box>
            <text:p><text:span text:style-name="T1">cost 50</text:span></text:p>
          </draw:text-box>
        </draw:frame>
        <draw:frame draw:style-name="gr9" draw:text-style-name="P4" draw:layer="layout" svg:width="2.026cm" svg:height="0.645cm" svg:x="9.7cm" svg:y="16.855cm">
          <draw:text-box>
            <text:p><text:span text:style-name="T1">cost 1000</text:span></text:p>
          </draw:text-box>
        </draw:frame>
        <draw:frame draw:style-name="gr9" draw:text-style-name="P4" draw:layer="layout" svg:width="2.026cm" svg:height="0.645cm" svg:x="19.874cm" svg:y="16.8cm">
          <draw:text-box>
            <text:p><text:span text:style-name="T1">cost 1000</text:span></text:p>
          </draw:text-box>
        </draw:frame>
        <draw:frame draw:style-name="gr6" draw:text-style-name="P4" draw:layer="layout" svg:width="4.2cm" svg:height="0.8cm" svg:x="6cm" svg:y="16.4cm">
          <draw:text-box>
            <text:p text:style-name="P3"><text:span text:style-name="T1">eth2 172.16.20.12/24</text:span></text:p>
          </draw:text-box>
        </draw:frame>
        <draw:frame draw:style-name="gr5" draw:text-style-name="P4" draw:layer="layout" svg:width="3.9cm" svg:height="0.839cm" svg:x="5.9cm" svg:y="14.061cm">
          <draw:text-box>
            <text:p text:style-name="P3"><text:span text:style-name="T1">eth1 172.16.12.12/24</text:span></text:p>
          </draw:text-box>
        </draw:frame>
        <draw:frame draw:style-name="gr7" draw:text-style-name="P5" draw:layer="layout" svg:width="3.368cm" svg:height="1.2cm" svg:x="2.7cm" svg:y="14.038cm">
          <draw:text-box>
            <text:p text:style-name="P2"><text:span text:style-name="T2">abr02</text:span></text:p>
            <text:p text:style-name="P2"><text:span text:style-name="T1">router-id 10.0.20.1</text:span></text:p>
          </draw:text-box>
        </draw:frame>
        <draw:frame draw:style-name="gr9" draw:text-style-name="P7" draw:layer="layout" svg:width="2.297cm" svg:height="0.962cm" svg:x="2.603cm" svg:y="17.5cm">
          <draw:text-box>
            <text:p>area 2</text:p>
          </draw:text-box>
        </draw:frame>
        <draw:frame draw:style-name="gr13" draw:text-style-name="P4" draw:layer="layout" svg:width="2.9cm" svg:height="0.745cm" svg:x="2.9cm" svg:y="16.355cm">
          <draw:text-box>
            <text:p text:style-name="P3"><text:span text:style-name="T1">lo 5.5.5.5/32</text:span></text:p>
          </draw:text-box>
        </draw:frame>
        <draw:custom-shape draw:style-name="gr14" draw:text-style-name="P1" draw:layer="layout" svg:width="5.7cm" svg:height="3.4cm" svg:x="21.8cm" svg:y="1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4" draw:layer="layout" svg:width="1.637cm" svg:height="0.645cm" svg:x="24.263cm" svg:y="12.955cm">
          <draw:text-box>
            <text:p><text:span text:style-name="T1">cost 50</text:span></text:p>
          </draw:text-box>
        </draw:frame>
        <draw:frame draw:style-name="gr6" draw:text-style-name="P4" draw:layer="layout" svg:width="4.2cm" svg:height="0.8cm" svg:x="21.9cm" svg:y="16.4cm">
          <draw:text-box>
            <text:p text:style-name="P3"><text:span text:style-name="T1">eth2 172.16.20.12/24</text:span></text:p>
          </draw:text-box>
        </draw:frame>
        <draw:frame draw:style-name="gr5" draw:text-style-name="P4" draw:layer="layout" svg:width="3.9cm" svg:height="0.839cm" svg:x="22cm" svg:y="14.061cm">
          <draw:text-box>
            <text:p text:style-name="P3"><text:span text:style-name="T1">eth1 172.16.12.12/24</text:span></text:p>
          </draw:text-box>
        </draw:frame>
        <draw:frame draw:style-name="gr7" draw:text-style-name="P5" draw:layer="layout" svg:width="3.368cm" svg:height="1.2cm" svg:x="24.132cm" svg:y="15cm">
          <draw:text-box>
            <text:p text:style-name="P2"><text:span text:style-name="T2">br03</text:span></text:p>
            <text:p text:style-name="P2"><text:span text:style-name="T1">router-id 10.0.30.1</text:span></text:p>
          </draw:text-box>
        </draw:frame>
        <draw:custom-shape draw:style-name="gr15" draw:text-style-name="P6" draw:layer="layout" svg:width="7.7cm" svg:height="4.6cm" draw:transform="rotate (1.5707963267949) translate (1.5cm 19.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9.595cm" svg:height="0.962cm" svg:x="10.501cm" svg:y="1.6cm">
          <draw:text-box>
            <text:p>симметричная маршрутизация</text:p>
          </draw:text-box>
        </draw:frame>
      </draw:page>
      <draw:page draw:name="page3" draw:style-name="dp1" draw:master-page-name="Обычный">
        <draw:custom-shape draw:style-name="gr1" draw:text-style-name="P1" draw:layer="layout" svg:width="7.1cm" svg:height="3.4cm" svg:x="2.6cm" svg:y="1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2.897cm" svg:height="7.9cm" svg:x="9.303cm" svg:y="8.6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9.1cm" svg:height="2.84cm" svg:x="11.2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9.691cm" svg:y1="16.553cm" svg:x2="21.809cm" svg:y2="16.468cm">
          <text:p/>
        </draw:line>
        <draw:line draw:style-name="gr4" draw:text-style-name="P2" draw:layer="layout" svg:x1="11.2cm" svg:y1="8.4cm" svg:x2="7.418cm" svg:y2="13.997cm">
          <text:p/>
        </draw:line>
        <draw:line draw:style-name="gr4" draw:text-style-name="P2" draw:layer="layout" svg:x1="20.3cm" svg:y1="8.3cm" svg:x2="24.097cm" svg:y2="13.912cm">
          <text:p/>
        </draw:line>
        <draw:frame draw:style-name="gr5" draw:text-style-name="P4" draw:layer="layout" svg:width="3.9cm" svg:height="0.839cm" svg:x="11.2cm" svg:y="8cm">
          <draw:text-box>
            <text:p text:style-name="P3"><text:span text:style-name="T1">eth1 172.16.12.11/24</text:span></text:p>
          </draw:text-box>
        </draw:frame>
        <draw:frame draw:style-name="gr6" draw:text-style-name="P4" draw:layer="layout" svg:width="4.2cm" svg:height="0.8cm" svg:x="16.6cm" svg:y="8cm">
          <draw:text-box>
            <text:p text:style-name="P3"><text:span text:style-name="T1">eth2 172.16.16.11/24</text:span></text:p>
          </draw:text-box>
        </draw:frame>
        <draw:frame draw:style-name="gr7" draw:text-style-name="P5" draw:layer="layout" svg:width="3.368cm" svg:height="1.2cm" svg:x="13.983cm" svg:y="6.654cm">
          <draw:text-box>
            <text:p text:style-name="P2"><text:span text:style-name="T2">abr01</text:span></text:p>
            <text:p text:style-name="P2"><text:span text:style-name="T1">router-id 10.0.10.1</text:span></text:p>
          </draw:text-box>
        </draw:frame>
        <draw:custom-shape draw:style-name="gr8" draw:text-style-name="P6" draw:layer="layout" svg:width="10.7cm" svg:height="3.7cm" svg:x="10.4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2.297cm" svg:height="0.962cm" svg:x="14.703cm" svg:y="4.7cm">
          <draw:text-box>
            <text:p>area 1</text:p>
          </draw:text-box>
        </draw:frame>
        <draw:frame draw:style-name="gr10" draw:text-style-name="P7" draw:layer="layout" svg:width="2.297cm" svg:height="0.962cm" svg:x="14.603cm" svg:y="12.2cm">
          <draw:text-box>
            <text:p>area 0</text:p>
          </draw:text-box>
        </draw:frame>
        <draw:frame draw:style-name="gr11" draw:text-style-name="P4" draw:layer="layout" svg:width="2.9cm" svg:height="0.645cm" svg:x="14.4cm" svg:y="5.955cm">
          <draw:text-box>
            <text:p text:style-name="P3"><text:span text:style-name="T1">lo 1.1.1.1/32</text:span></text:p>
          </draw:text-box>
        </draw:frame>
        <draw:frame draw:style-name="gr12" draw:text-style-name="P4" draw:layer="layout" svg:width="1.637cm" svg:height="0.845cm" svg:x="9cm" svg:y="8.055cm">
          <draw:text-box>
            <text:p><text:span text:style-name="T1">cost 50</text:span></text:p>
          </draw:text-box>
        </draw:frame>
        <draw:frame draw:style-name="gr9" draw:text-style-name="P4" draw:layer="layout" svg:width="1.637cm" svg:height="0.645cm" svg:x="20.763cm" svg:y="8cm">
          <draw:text-box>
            <text:p><text:span text:style-name="T1">cost 50</text:span></text:p>
          </draw:text-box>
        </draw:frame>
        <draw:frame draw:style-name="gr9" draw:text-style-name="P4" draw:layer="layout" svg:width="1.637cm" svg:height="0.645cm" svg:x="5.7cm" svg:y="12.7cm">
          <draw:text-box>
            <text:p><text:span text:style-name="T1">cost 50</text:span></text:p>
          </draw:text-box>
        </draw:frame>
        <draw:frame draw:style-name="gr9" draw:text-style-name="P4" draw:layer="layout" svg:width="2.026cm" svg:height="0.645cm" svg:x="19.874cm" svg:y="16.8cm">
          <draw:text-box>
            <text:p><text:span text:style-name="T1">cost 1000</text:span></text:p>
          </draw:text-box>
        </draw:frame>
        <draw:frame draw:style-name="gr6" draw:text-style-name="P4" draw:layer="layout" svg:width="4.2cm" svg:height="0.8cm" svg:x="6cm" svg:y="16.4cm">
          <draw:text-box>
            <text:p text:style-name="P3"><text:span text:style-name="T1">eth2 172.16.20.12/24</text:span></text:p>
          </draw:text-box>
        </draw:frame>
        <draw:frame draw:style-name="gr5" draw:text-style-name="P4" draw:layer="layout" svg:width="3.9cm" svg:height="0.839cm" svg:x="5.9cm" svg:y="14.061cm">
          <draw:text-box>
            <text:p text:style-name="P3"><text:span text:style-name="T1">eth1 172.16.12.12/24</text:span></text:p>
          </draw:text-box>
        </draw:frame>
        <draw:frame draw:style-name="gr7" draw:text-style-name="P5" draw:layer="layout" svg:width="3.368cm" svg:height="1.2cm" svg:x="2.7cm" svg:y="14.038cm">
          <draw:text-box>
            <text:p text:style-name="P2"><text:span text:style-name="T2">abr02</text:span></text:p>
            <text:p text:style-name="P2"><text:span text:style-name="T1">router-id 10.0.20.1</text:span></text:p>
          </draw:text-box>
        </draw:frame>
        <draw:frame draw:style-name="gr9" draw:text-style-name="P7" draw:layer="layout" svg:width="2.297cm" svg:height="0.962cm" svg:x="2.603cm" svg:y="17.5cm">
          <draw:text-box>
            <text:p>area 2</text:p>
          </draw:text-box>
        </draw:frame>
        <draw:frame draw:style-name="gr13" draw:text-style-name="P4" draw:layer="layout" svg:width="2.9cm" svg:height="0.745cm" svg:x="2.9cm" svg:y="16.355cm">
          <draw:text-box>
            <text:p text:style-name="P3"><text:span text:style-name="T1">lo 5.5.5.5/32</text:span></text:p>
          </draw:text-box>
        </draw:frame>
        <draw:custom-shape draw:style-name="gr14" draw:text-style-name="P1" draw:layer="layout" svg:width="5.7cm" svg:height="3.4cm" svg:x="21.8cm" svg:y="1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4" draw:layer="layout" svg:width="1.637cm" svg:height="0.645cm" svg:x="24.263cm" svg:y="12.955cm">
          <draw:text-box>
            <text:p><text:span text:style-name="T1">cost 50</text:span></text:p>
          </draw:text-box>
        </draw:frame>
        <draw:frame draw:style-name="gr6" draw:text-style-name="P4" draw:layer="layout" svg:width="4.2cm" svg:height="0.8cm" svg:x="21.9cm" svg:y="16.4cm">
          <draw:text-box>
            <text:p text:style-name="P3"><text:span text:style-name="T1">eth2 172.16.20.12/24</text:span></text:p>
          </draw:text-box>
        </draw:frame>
        <draw:frame draw:style-name="gr5" draw:text-style-name="P4" draw:layer="layout" svg:width="3.9cm" svg:height="0.839cm" svg:x="22cm" svg:y="14.061cm">
          <draw:text-box>
            <text:p text:style-name="P3"><text:span text:style-name="T1">eth1 172.16.12.12/24</text:span></text:p>
          </draw:text-box>
        </draw:frame>
        <draw:frame draw:style-name="gr7" draw:text-style-name="P5" draw:layer="layout" svg:width="3.368cm" svg:height="1.2cm" svg:x="24.132cm" svg:y="15cm">
          <draw:text-box>
            <text:p text:style-name="P2"><text:span text:style-name="T2">br03</text:span></text:p>
            <text:p text:style-name="P2"><text:span text:style-name="T1">router-id 10.0.30.1</text:span></text:p>
          </draw:text-box>
        </draw:frame>
        <draw:custom-shape draw:style-name="gr15" draw:text-style-name="P6" draw:layer="layout" svg:width="7.7cm" svg:height="4.6cm" draw:transform="rotate (1.5707963267949) translate (1.5cm 19.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9.947cm" svg:height="0.962cm" svg:x="10.253cm" svg:y="1.5cm">
          <draw:text-box>
            <text:p>асимметричная маршрутизация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2T18:21:17.308923059</meta:creation-date>
    <dc:date>2019-06-22T21:00:55.522029319</dc:date>
    <meta:editing-duration>PT2H18M56S</meta:editing-duration>
    <meta:editing-cycles>19</meta:editing-cycles>
    <meta:generator>LibreOffice/6.2.4.2.0$Linux_X86_64 LibreOffice_project/20$Build-2</meta:generator>
    <meta:document-statistic meta:object-count="88"/>
  </office:meta>
</office:document-meta>
</file>